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004b1" officeooo:paragraph-rsid="0021e59b"/>
    </style:style>
    <style:style style:name="P4" style:family="paragraph" style:parent-style-name="Text_20_body">
      <style:text-properties officeooo:rsid="0021e59b" officeooo:paragraph-rsid="0021e59b"/>
    </style:style>
    <style:style style:name="P5" style:family="paragraph" style:parent-style-name="Text_20_body">
      <style:text-properties officeooo:rsid="0021e59b" officeooo:paragraph-rsid="002004b1"/>
    </style:style>
    <style:style style:name="P6" style:family="paragraph" style:parent-style-name="Text_20_body">
      <style:text-properties officeooo:rsid="00222fd7" officeooo:paragraph-rsid="00222fd7"/>
    </style:style>
    <style:style style:name="P7" style:family="paragraph" style:parent-style-name="Text_20_body">
      <style:text-properties officeooo:rsid="002255a7" officeooo:paragraph-rsid="002255a7"/>
    </style:style>
    <style:style style:name="P8" style:family="paragraph" style:parent-style-name="Title" style:master-page-name="First_20_Page">
      <style:paragraph-properties style:page-number="auto"/>
    </style:style>
    <style:style style:name="P9" style:family="paragraph" style:parent-style-name="Heading_20_1" style:list-style-name=""/>
    <style:style style:name="P10" style:family="paragraph" style:parent-style-name="Heading_20_1">
      <style:text-properties officeooo:rsid="00244bce" officeooo:paragraph-rsid="00244bce"/>
    </style:style>
    <style:style style:name="P11" style:family="paragraph" style:parent-style-name="Heading_20_1">
      <style:paragraph-properties fo:break-before="page"/>
      <style:text-properties officeooo:rsid="002255a7" officeooo:paragraph-rsid="002255a7"/>
    </style:style>
    <style:style style:name="P12" style:family="paragraph" style:parent-style-name="Contents_20_Heading" style:master-page-name="Standard">
      <style:paragraph-properties style:page-number="1" fo:break-before="page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Bibliography_20_1">
      <style:paragraph-properties>
        <style:tab-stops/>
      </style:paragraph-properties>
    </style:style>
    <style:style style:name="P15" style:family="paragraph" style:parent-style-name="Text_20_body" style:list-style-name="L1">
      <style:text-properties officeooo:rsid="002004b1" officeooo:paragraph-rsid="0021e59b"/>
    </style:style>
    <style:style style:name="P16" style:family="paragraph" style:parent-style-name="Text_20_body" style:list-style-name="L2">
      <style:text-properties officeooo:rsid="0021e59b" officeooo:paragraph-rsid="0021e59b"/>
    </style:style>
    <style:style style:name="P17" style:family="paragraph" style:parent-style-name="Text_20_body">
      <style:text-properties officeooo:rsid="00244bce" officeooo:paragraph-rsid="00244bce"/>
    </style:style>
    <style:style style:name="P18" style:family="paragraph" style:parent-style-name="Text_20_body" style:list-style-name="L2">
      <style:text-properties officeooo:rsid="00244bce" officeooo:paragraph-rsid="00244bce"/>
    </style:style>
    <style:style style:name="T1" style:family="text">
      <style:text-properties officeooo:rsid="002255a7"/>
    </style:style>
    <style:style style:name="T2" style:family="text">
      <style:text-properties officeooo:rsid="00244bc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escription - Rypto</text:span><text:line-break/><text:date style:data-style-name="N10076" text:date-value="2017-03-15T17:55:53.031356167">March 15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3"><text:a xlink:type="simple" xlink:href="#__RefHeading___Toc114_700232704" text:style-name="Index_20_Link" text:visited-style-name="Index_20_Link">Preface<text:tab/>2</text:a></text:p>
          <text:p text:style-name="P13"><text:a xlink:type="simple" xlink:href="#__RefHeading___Toc97_1780184291" text:style-name="Index_20_Link" text:visited-style-name="Index_20_Link">Algorithms and data structures<text:tab/>2</text:a></text:p>
          <text:p text:style-name="P13"><text:a xlink:type="simple" xlink:href="#__RefHeading___Toc99_1780184291" text:style-name="Index_20_Link" text:visited-style-name="Index_20_Link">Problem to be solved<text:tab/>2</text:a></text:p>
          <text:p text:style-name="P13"><text:a xlink:type="simple" xlink:href="#__RefHeading___Toc101_1780184291" text:style-name="Index_20_Link" text:visited-style-name="Index_20_Link">Input<text:tab/>2</text:a></text:p>
          <text:p text:style-name="P13"><text:a xlink:type="simple" xlink:href="#__RefHeading___Toc103_1780184291" text:style-name="Index_20_Link" text:visited-style-name="Index_20_Link">Performance<text:tab/>2</text:a></text:p>
        </text:index-body>
      </text:table-of-content>
      <text:p text:style-name="Text_20_body"/>
      <text:h text:style-name="P9" text:outline-level="1"/>
      <text:h text:style-name="P11" text:outline-level="1"><text:bookmark-start text:name="__RefHeading___Toc114_700232704"/>Preface<text:bookmark-end text:name="__RefHeading___Toc114_700232704"/></text:h>
      <text:p text:style-name="P6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Heading_20_1" text:outline-level="1"><text:bookmark-start text:name="__RefHeading___Toc97_1780184291"/>Algorit<text:span text:style-name="T1">hms and data structures</text:span><text:bookmark-end text:name="__RefHeading___Toc97_1780184291"/></text:h>
      <text:p text:style-name="P2"><text:span text:style-name="T1">Software implements </text:span>AES-algori<text:span text:style-name="T1">thm</text:span><text:bibliography-mark text:identifier="FIPS197" text:bibliography-type="manual" text:author="U.S. Department of Commerce/National Institute of Standards and Technology" text:title="Federal Information Processing Standard, FIPS PUB 197 Advanced Encryption Standard (AES)" text:year="2001">[FIPS197]</text:bibliography-mark> <text:span text:style-name="T1">with </text:span>128 bit <text:span text:style-name="T1">keys in ECB mode.</text:span></text:p>
      <text:p text:style-name="P7">Implementation covers encryption and decryption.</text:p>
      <text:p text:style-name="P7">The data structures implemented are those that are described in the standard:</text:p>
      <text:list xml:id="list8697548442112187964" text:style-name="L1">
        <text:list-item>
          <text:p text:style-name="P15"><text:span text:style-name="T2">Round Keys (1-dimensional array derived from Cipher Key) and</text:span> </text:p>
        </text:list-item>
        <text:list-item>
          <text:p text:style-name="P15"><text:span text:style-name="T2">State (2-dimensional array)</text:span>. </text:p>
        </text:list-item>
      </text:list>
      <text:p text:style-name="P3"><text:span text:style-name="T2">In addition, files are used as input and output. Cipher Key is given from the command line among other parameters.</text:span></text:p>
      <text:h text:style-name="Heading_20_1" text:outline-level="1"><text:bookmark-start text:name="__RefHeading___Toc99_1780184291"/><text:span text:style-name="T2">Problem to be solved</text:span><text:bookmark-end text:name="__RefHeading___Toc99_1780184291"/></text:h>
      <text:p text:style-name="P5"><text:span text:style-name="T2">The problem is to encrypt Plaintext to Ciphertext and vice versa. AES is widely used encryption algorithm which is believed to be secure</text:span><text:bibliography-mark text:identifier="AESW000" text:bibliography-type="www" text:address="https://en.wikipedia.org/wiki/Advanced_Encryption_Standard" text:author="Wikipedia" text:title="Wikipedia article: Advanced Encryption Standard" text:year="2017">[AESW000]</text:bibliography-mark>.</text:p>
      <text:h text:style-name="P10" text:outline-level="1"><text:bookmark-start text:name="__RefHeading___Toc101_1780184291"/>Input<text:bookmark-end text:name="__RefHeading___Toc101_1780184291"/></text:h>
      <text:p text:style-name="P17">The following input is given to the software:</text:p>
      <text:list xml:id="list3930904187879382961" text:style-name="L2">
        <text:list-item>
          <text:p text:style-name="P16"><text:span text:style-name="T2">Mode of operation, e.g. encrypt or decrypt</text:span></text:p>
        </text:list-item>
        <text:list-item>
          <text:p text:style-name="P16">128 bit <text:span text:style-name="T2">Cipher Key as a hex number (32 hex digits)</text:span></text:p>
        </text:list-item>
        <text:list-item>
          <text:p text:style-name="P18">Source file to be read</text:p>
        </text:list-item>
        <text:list-item>
          <text:p text:style-name="P18">Destination file to be written</text:p>
        </text:list-item>
      </text:list>
      <text:h text:style-name="Heading_20_1" text:outline-level="1"><text:bookmark-start text:name="__RefHeading___Toc103_1780184291"/><text:span text:style-name="T2">Performance</text:span><text:bookmark-end text:name="__RefHeading___Toc103_1780184291"/></text:h>
      <text:p text:style-name="P17">Space efficiency: Used space is constant.</text:p>
      <text:p text:style-name="P17">Time efficiency: O(N)</text:p>
      <text:p text:style-name="P4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  <text:p text:style-name="P14">FIPS197: U.S. Department of Commerce/National Institute of Standards and Technology, Federal Information Processing Standard, FIPS PUB 197 Advanced Encryption Standard (AES), 2001</text:p>
          <text:p text:style-name="P14">AESW000: Wikipedia, Wikipedia article: Advanced Encryption Standard, 2017, 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5T17:55:52.937366000</dc:date>
    <dc:creator>Riku Kalinen</dc:creator>
    <meta:editing-duration>PT45M47S</meta:editing-duration>
    <meta:editing-cycles>8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31" meta:word-count="213" meta:character-count="1370" meta:non-whitespace-character-count="1190"/>
  </office:meta>
</office:document-meta>
</file>